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4a20c" officeooo:paragraph-rsid="0004a20c"/>
    </style:style>
    <style:style style:name="P2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4a20c" officeooo:paragraph-rsid="0004a20c"/>
    </style:style>
    <style:style style:name="P3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68a91" officeooo:paragraph-rsid="00068a91"/>
    </style:style>
    <style:style style:name="P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6a497" officeooo:paragraph-rsid="0006a497"/>
    </style:style>
    <style:style style:name="P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71eaa" officeooo:paragraph-rsid="00071eaa"/>
    </style:style>
    <style:style style:name="P6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style:font-name="arial" officeooo:rsid="0004a20c" officeooo:paragraph-rsid="0004a2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a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statística Descritiva Univariada – Resumo</text:p>
      <text:p text:style-name="P1"/>
      <text:list xml:id="list2124210526" text:style-name="L1">
        <text:list-item>
          <text:p text:style-name="P4">Média: Ponto central de um conjunto de informações.</text:p>
          <text:list>
            <text:list-item>
              <text:p text:style-name="P2">Média (Mean/Average): Média = sum (<text:span text:style-name="T3">soma dos </text:span>valores) / count (quantidade de valores)</text:p>
            </text:list-item>
          </text:list>
        </text:list-item>
        <text:list-item>
          <text:p text:style-name="P3">Mediana: valor que separa a metade das informações em <text:span text:style-name="T1">dois conjuntos de quantidades iguais</text:span><text:span text:style-name="T2">.</text:span></text:p>
          <text:list>
            <text:list-item>
              <text:p text:style-name="P4"><text:span text:style-name="T2">Para conjuntos par de dados, é a média dos 2 valores centrais.</text:span></text:p>
            </text:list-item>
          </text:list>
        </text:list-item>
        <text:list-item>
          <text:p text:style-name="P3"><text:span text:style-name="T2">Quartis: divide os dados em 4 conjuntos de dados com 25% em cada.</text:span></text:p>
        </text:list-item>
        <text:list-item>
          <text:p text:style-name="P3"><text:span text:style-name="T2">Percentis: divide os dados em 100 partes do todo, 1% em cada segmento</text:span></text:p>
        </text:list-item>
        <text:list-item>
          <text:p text:style-name="P3"><text:span text:style-name="T2">Amplitude Interquartil: 50% central dos valores ordenados do menor para o maior.</text:span></text:p>
          <text:list>
            <text:list-item>
              <text:p text:style-name="P3"><text:span text:style-name="T2">Encontra-se a mediana (valor do meio)</text:span><text:span text:style-name="T1"> da menor e maior metade dos dados.</text:span></text:p>
            </text:list-item>
            <text:list-item>
              <text:p text:style-name="P3"><text:span text:style-name="T2">São o </text:span><text:span text:style-name="T1">quartil 1 (Q1) </text:span><text:span text:style-name="T2">e o </text:span><text:span text:style-name="T1">quartil 3 (Q3)</text:span><text:span text:style-name="T2">. A amplitude interquartil é a </text:span><text:span text:style-name="T1">diferença entre Q3 e Q1.</text:span></text:p>
            </text:list-item>
          </text:list>
        </text:list-item>
        <text:list-item>
          <text:p text:style-name="P4"><text:span text:style-name="T2">Desvio padrão: Medida que expressa o </text:span><text:span text:style-name="T1">grau de dispersão de um conjunto de dados. O quanto estão longe da média</text:span></text:p>
          <text:list>
            <text:list-item>
              <text:p text:style-name="P4"><text:span text:style-name="T2">Indica o quanto um conjunto de dados é uniforme</text:span></text:p>
            </text:list-item>
            <text:list-item>
              <text:p text:style-name="P4"><text:span text:style-name="T2">Quanto mais próximo de zero o desvio, mais homogêneo são os dados.</text:span></text:p>
            </text:list-item>
          </text:list>
        </text:list-item>
        <text:list-item>
          <text:p text:style-name="P4"><text:span text:style-name="T2">Assimetria: é o grau de distorção da curva simétrica da distribuição normal.</text:span></text:p>
          <text:list>
            <text:list-item>
              <text:p text:style-name="P4"><text:span text:style-name="T2">Mede a falta de simetria na distribuição de dados.</text:span></text:p>
            </text:list-item>
            <text:list-item>
              <text:p text:style-name="P4"><text:span text:style-name="T2">Diferencia valores extremos em uma cauda versus a outra.</text:span></text:p>
            </text:list-item>
            <text:list-item>
              <text:p text:style-name="P4"><text:span text:style-name="T2">Uma distribuição simétrica tem simetria de zero.</text:span></text:p>
            </text:list-item>
          </text:list>
        </text:list-item>
        <text:list-item>
          <text:p text:style-name="P4"><text:span text:style-name="T2">Curtose: medida de dispersão que caracteriza o “achatamento” da curva da função de distribuição.</text:span></text:p>
          <text:list>
            <text:list-item>
              <text:p text:style-name="P4"><text:span text:style-name="T2">Mesócurticas (0): achatamento da distribuição normal.</text:span></text:p>
            </text:list-item>
            <text:list-item>
              <text:p text:style-name="P4"><text:span text:style-name="T2">Leptocúrtica (&gt; 0): possui curva da função de distribuição mais afunilada.</text:span></text:p>
              <text:list>
                <text:list-item>
                  <text:p text:style-name="P4"><text:span text:style-name="T2">Pico mais alto do que a distribuição normal.</text:span></text:p>
                </text:list-item>
                <text:list-item>
                  <text:p text:style-name="P4"><text:span text:style-name="T2">Possui caudas pesadas.</text:span></text:p>
                </text:list-item>
              </text:list>
            </text:list-item>
            <text:list-item>
              <text:p text:style-name="P4"><text:span text:style-name="T2">Platicúrtica (&lt;0): função de distribuição é mais achatada do que a distribuição normal.</text:span></text:p>
            </text:list-item>
          </text:list>
        </text:list-item>
        <text:list-item>
          <text:p text:style-name="P5"><text:span text:style-name="T2">Normalizar e Padronizar: transformar as variáveis na mesma ordem de grandeza.</text:span></text:p>
          <text:list>
            <text:list-item>
              <text:p text:style-name="P5"><text:soft-page-break/><text:span text:style-name="T2">Padronizar: resulta em uma média igual a zero e um desvio padrão iguala 1.</text:span></text:p>
            </text:list-item>
            <text:list-item>
              <text:p text:style-name="P5"><text:span text:style-name="T2">Normalizar: coloca as variáveis dentro do intervalo de 0 e 1, caso tenha resultado negativo -1 e 1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13:43.931575029</meta:creation-date>
    <dc:title>ABNT - Arial</dc:title>
    <meta:editing-duration>PT29M49S</meta:editing-duration>
    <meta:editing-cycles>3</meta:editing-cycles>
    <meta:generator>LibreOffice/6.0.7.3$Linux_X86_64 LibreOffice_project/00m0$Build-3</meta:generator>
    <dc:date>2020-04-21T15:06:20.630186217</dc:date>
    <meta:document-statistic meta:table-count="0" meta:image-count="0" meta:object-count="0" meta:page-count="2" meta:paragraph-count="26" meta:word-count="323" meta:character-count="1813" meta:non-whitespace-character-count="1540"/>
    <meta:template xlink:type="simple" xlink:actuate="onRequest" xlink:title="ABNT - Arial" xlink:href="../../../../../../.config/libreoffice/4/user/template/ABNT%20-%20Arial.ott" meta:date="2020-04-21T14:13:40.601717477"/>
  </office:meta>
</office:document-meta>
</file>